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950000047898DA203413E35E0D.jpg" manifest:media-type="image/jpeg"/>
  <manifest:file-entry manifest:full-path="Pictures/100002010000036D000002E5C87CC9A69A2EF04E.png" manifest:media-type="image/png"/>
  <manifest:file-entry manifest:full-path="Pictures/10000201000001880000015F4233E3FE313AD686.png" manifest:media-type="image/png"/>
  <manifest:file-entry manifest:full-path="Pictures/10000000000001AE0000023C29A50FCDC712BF8D.jpg" manifest:media-type="image/jpeg"/>
  <manifest:file-entry manifest:full-path="Pictures/10000201000001910000007D7B6412F7629674FB.tif" manifest:media-type="image/tiff"/>
  <manifest:file-entry manifest:full-path="Pictures/100002010000003C0000001A0BDCBEF21CAB4E31.tif" manifest:media-type="image/tiff"/>
  <manifest:file-entry manifest:full-path="Pictures/100002010000013C00000078E8F481481F7D8279.tif" manifest:media-type="image/tiff"/>
  <manifest:file-entry manifest:full-path="Pictures/10000201000000A600000036CB911D707306075E.tif" manifest:media-type="image/tiff"/>
  <manifest:file-entry manifest:full-path="Pictures/100002010000032000000062864AB7ED20F74877.tif" manifest:media-type="image/tiff"/>
  <manifest:file-entry manifest:full-path="Pictures/100002010000020700000061AEE91092BA2153AA.tif" manifest:media-type="image/tiff"/>
  <manifest:file-entry manifest:full-path="Pictures/10000201000001C2000000F70CE899C4F516A7F1.tif" manifest:media-type="image/tiff"/>
  <manifest:file-entry manifest:full-path="Pictures/10000201000001A100000103A4ACE74CBB0837BD.png" manifest:media-type="image/png"/>
  <manifest:file-entry manifest:full-path="Pictures/10000201000007D0000007D0EFCA1A59973D9270.tif" manifest:media-type="image/tif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cm" fo:min-width="0.24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4cm, 0.296cm, 0.216cm, 0.117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59cm" fo:min-width="0.392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2cm" fo:min-width="0.24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62cm" fo:min-width="0.392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09cm" fo:min-width="0.244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58cm" fo:min-width="0.391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1cm" fo:min-width="0.244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59cm" fo:min-width="0.392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3cm" fo:min-width="0.246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59cm" fo:min-width="0.39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2cm" fo:min-width="0.245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59cm" fo:min-width="0.395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06cm" fo:min-width="0.28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5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2cm" fo:min-width="0.243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6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3cm" fo:min-width="0.244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6cm" fo:min-width="0.297cm" fo:padding-top="0.125cm" fo:padding-bottom="0.125cm" fo:padding-left="0.25cm" fo:padding-right="0.25cm" fo:wrap-option="no-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9.87cm, 0cm)" draw:image-opacity="100%" style:mirror="none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56cm" fo:min-width="0.392cm" fo:padding-top="0.125cm" fo:padding-bottom="0.125cm" fo:padding-left="0.25cm" fo:padding-right="0.25cm" fo:wrap-option="no-wrap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61cm" fo:min-width="0.391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b1013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b10136" draw:marker-end="msArrowEnd_20_5" draw:marker-end-width="0.21cm" draw:marker-end-center="false" draw:stroke-linejoin="round" draw:fill="none" draw:textarea-vertical-align="top" draw:auto-grow-height="false" fo:min-height="0.021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058cm" fo:min-width="0.28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61cm" fo:min-width="0.388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b10136" draw:marker-end="msArrowEnd_20_5" draw:marker-end-width="0.21cm" draw:marker-end-center="false" draw:stroke-linejoin="round" draw:fill="none" draw:textarea-vertical-align="top" draw:auto-grow-height="false" fo:min-height="0.025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82042a" draw:stroke-linejoin="round" draw:fill="solid" draw:fill-color="#b1063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cm" fo:min-width="0.244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1cm" fo:min-width="0.245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6cm" fo:min-width="0.393cm" fo:padding-top="0.125cm" fo:padding-bottom="0.125cm" fo:padding-left="0.25cm" fo:padding-right="0.25cm" fo:wrap-option="no-wrap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57cm" fo:min-width="0.297cm" fo:padding-top="0.125cm" fo:padding-bottom="0.125cm" fo:padding-left="0.25cm" fo:padding-right="0.25cm" fo:wrap-option="no-wrap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6cm" fo:min-width="0.39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b10136" draw:marker-end="msArrowEnd_20_5" draw:marker-end-width="0.21cm" draw:marker-end-center="false" draw:stroke-linejoin="round" draw:fill="none" draw:textarea-vertical-align="top" draw:auto-grow-height="false" fo:min-height="0cm" fo:min-width="0.03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b10136" draw:marker-end="msArrowEnd_20_5" draw:marker-end-width="0.21cm" draw:marker-end-center="false" draw:stroke-linejoin="round" draw:fill="none" draw:textarea-vertical-align="top" draw:auto-grow-height="false" fo:min-height="0cm" fo:min-width="0.016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57cm" fo:min-width="0.393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059cm" fo:min-width="0.288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6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058cm" fo:min-width="0.28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58cm" fo:min-width="0.519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4cm" fo:min-width="0.243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6cm" fo:min-width="0.296cm" fo:padding-top="0.125cm" fo:padding-bottom="0.125cm" fo:padding-left="0.25cm" fo:padding-right="0.25cm" fo:wrap-option="no-wrap"/>
    </style:style>
    <style:style style:name="gr4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2cm, 2.364cm, 0cm, 0cm)" draw:image-opacity="100%" style:mirror="none"/>
    </style:style>
    <style:style style:name="gr42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4cm" fo:min-width="0.24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57cm" fo:min-width="0.39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1cm" fo:min-width="0.24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6cm" fo:min-width="0.393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058cm" fo:min-width="0.288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7" style:family="graphic" style:parent-style-name="standard">
      <style:graphic-properties draw:stroke="dash" draw:stroke-dash="Dashed_20__28_var_29__20_4" svg:stroke-width="0.071cm" svg:stroke-color="#82042a" draw:marker-end="msArrowEnd_20_5" draw:marker-end-width="0.213cm" draw:marker-end-center="false" draw:stroke-linejoin="round" draw:fill="none" draw:textarea-vertical-align="top" draw:auto-grow-height="false" fo:min-height="1.756cm" fo:min-width="0.177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4" svg:stroke-width="0.071cm" svg:stroke-color="#82042a" draw:marker-end="msArrowEnd_20_5" draw:marker-end-width="0.213cm" draw:marker-end-center="false" draw:stroke-linejoin="round" draw:fill="none" draw:textarea-vertical-align="top" draw:auto-grow-height="false" fo:min-height="2.48cm" fo:min-width="0.23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b10136" draw:marker-end="msArrowEnd_20_5" draw:marker-end-width="0.21cm" draw:marker-end-center="false" draw:stroke-linejoin="round" draw:fill="none" draw:textarea-vertical-align="top" draw:auto-grow-height="false" fo:min-height="0cm" fo:min-width="0.034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b10136" draw:marker-end="msArrowEnd_20_5" draw:marker-end-width="0.21cm" draw:marker-end-center="false" draw:stroke-linejoin="round" draw:fill="none" draw:textarea-vertical-align="top" draw:auto-grow-height="false" fo:min-height="0cm" fo:min-width="0.014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2cm" fo:min-width="0.244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6cm" fo:min-width="0.393cm" fo:padding-top="0.125cm" fo:padding-bottom="0.125cm" fo:padding-left="0.25cm" fo:padding-right="0.25cm" fo:wrap-option="no-wrap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61cm" fo:min-width="0.521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cm" fo:min-width="0.245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57cm" fo:min-width="0.297cm" fo:padding-top="0.125cm" fo:padding-bottom="0.125cm" fo:padding-left="0.25cm" fo:padding-right="0.25cm" fo:wrap-option="no-wrap"/>
    </style:style>
    <style:style style:name="gr5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2cm, 2.364cm, 0.799cm, 0cm)" draw:image-opacity="100%" style:mirror="none"/>
    </style:style>
    <style:style style:name="gr57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056cm" fo:min-width="0.28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8" style:family="graphic" style:parent-style-name="standard">
      <style:graphic-properties draw:stroke="solid" svg:stroke-width="0.026cm" svg:stroke-color="#b10136" draw:marker-end="msArrowEnd_20_5" draw:marker-end-width="0.21cm" draw:marker-end-center="false" draw:stroke-linejoin="round" draw:fill="none" draw:textarea-vertical-align="top" draw:auto-grow-height="false" fo:min-height="0cm" fo:min-width="0.033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1cm" fo:min-width="0.246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60" style:family="graphic" style:parent-style-name="standard">
      <style:graphic-properties draw:stroke="solid" svg:stroke-width="0.026cm" svg:stroke-color="#b10136" draw:marker-end="msArrowEnd_20_5" draw:marker-end-width="0.21cm" draw:marker-end-center="false" draw:stroke-linejoin="round" draw:fill="none" draw:textarea-vertical-align="top" draw:auto-grow-height="false" fo:min-height="0cm" fo:min-width="0.031cm" fo:padding-top="0.125cm" fo:padding-bottom="0.125cm" fo:padding-left="0.25cm" fo:padding-right="0.25cm" fo:wrap-option="wrap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61cm" fo:min-width="0.394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057cm" fo:min-width="0.288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63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059cm" fo:min-width="0.28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64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1cm" fo:min-width="0.24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65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1cm" fo:min-width="0.248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66" style:family="graphic" style:parent-style-name="standard">
      <style:graphic-properties draw:stroke="solid" svg:stroke-width="0.026cm" svg:stroke-color="#b10136" draw:marker-end="msArrowEnd_20_5" draw:marker-end-width="0.21cm" draw:marker-end-center="false" draw:stroke-linejoin="round" draw:fill="none" draw:textarea-vertical-align="top" draw:auto-grow-height="false" fo:min-height="0cm" fo:min-width="0.032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057cm" fo:min-width="0.28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6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92cm, 5.175cm, 0cm, 0cm)" draw:image-opacity="100%" style:mirror="none"/>
    </style:style>
    <style:style style:name="gr69" style:family="graphic" style:parent-style-name="standard">
      <style:graphic-properties draw:stroke="solid" svg:stroke-width="0.071cm" svg:stroke-color="#82042a" draw:stroke-linejoin="round" draw:fill="solid" draw:fill-color="#b1063a" draw:textarea-vertical-align="top" draw:auto-grow-height="false" fo:min-height="0cm" fo:min-width="0.98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82042a" draw:stroke-linejoin="round" draw:fill="solid" draw:fill-color="#b1063a" draw:textarea-vertical-align="top" draw:auto-grow-height="false" fo:min-height="0cm" fo:min-width="0.982cm" fo:padding-top="0.125cm" fo:padding-bottom="0.125cm" fo:padding-left="0.25cm" fo:padding-right="0.25cm" fo:wrap-option="wrap"/>
    </style:style>
    <style:style style:name="gr7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58cm" fo:min-width="0.391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113cm" fo:min-width="0.24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3" style:family="graphic" style:parent-style-name="standard">
      <style:graphic-properties draw:stroke="solid" svg:stroke-width="0.009cm" svg:stroke-color="#82042a" draw:stroke-linejoin="round" draw:fill="solid" draw:fill-color="#ffffff" draw:textarea-vertical-align="top" draw:auto-grow-height="false" fo:min-height="0.06cm" fo:min-width="0.288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4" style:family="graphic" style:parent-style-name="standard">
      <style:graphic-properties draw:stroke="solid" svg:stroke-width="0.026cm" svg:stroke-color="#b10136" draw:marker-end="msArrowEnd_20_5" draw:marker-end-width="0.21cm" draw:marker-end-center="false" draw:stroke-linejoin="round" draw:fill="none" draw:textarea-vertical-align="top" draw:auto-grow-height="false" fo:min-height="1.303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16cm" fo:min-width="0.407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dash" draw:stroke-dash="Dashed_20__28_var_29__20_4" svg:stroke-width="0.071cm" svg:stroke-color="#82042a" draw:marker-end="msArrowEnd_20_5" draw:marker-end-width="0.213cm" draw:marker-end-center="false" draw:stroke-linejoin="round" draw:fill="none" draw:textarea-vertical-align="top" draw:auto-grow-height="false" fo:min-height="1.636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dash" draw:stroke-dash="Dashed_20__28_var_29__20_4" svg:stroke-width="0.071cm" svg:stroke-color="#82042a" draw:marker-end="msArrowEnd_20_5" draw:marker-end-width="0.213cm" draw:marker-end-center="false" draw:stroke-linejoin="round" draw:fill="none" draw:textarea-vertical-align="top" draw:auto-grow-height="false" fo:min-height="4.216cm" fo:min-width="0.046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dash" draw:stroke-dash="Dashed_20__28_var_29__20_4" svg:stroke-width="0.071cm" svg:stroke-color="#82042a" draw:marker-end="msArrowEnd_20_5" draw:marker-end-width="0.213cm" draw:marker-end-center="false" draw:stroke-linejoin="round" draw:fill="none" draw:textarea-vertical-align="top" draw:auto-grow-height="false" fo:min-height="4.215cm" fo:min-width="0.048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dash" draw:stroke-dash="Dashed_20__28_var_29__20_4" svg:stroke-width="0.071cm" svg:stroke-color="#82042a" draw:marker-end="msArrowEnd_20_5" draw:marker-end-width="0.213cm" draw:marker-end-center="false" draw:stroke-linejoin="round" draw:fill="none" draw:textarea-vertical-align="top" draw:auto-grow-height="false" fo:min-height="1.75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dash" draw:stroke-dash="Dashed_20__28_var_29__20_4" svg:stroke-width="0.071cm" svg:stroke-color="#82042a" draw:marker-end="msArrowEnd_20_5" draw:marker-end-width="0.213cm" draw:marker-end-center="false" draw:stroke-linejoin="round" draw:fill="none" draw:textarea-vertical-align="top" draw:auto-grow-height="false" fo:min-height="1.297cm" fo:min-width="0.177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dash" draw:stroke-dash="Dashed_20__28_var_29__20_4" svg:stroke-width="0.071cm" svg:stroke-color="#82042a" draw:marker-end="msArrowEnd_20_5" draw:marker-end-width="0.213cm" draw:marker-end-center="false" draw:stroke-linejoin="round" draw:fill="none" draw:textarea-vertical-align="top" draw:auto-grow-height="false" fo:min-height="1.941cm" fo:min-width="0.307cm" fo:padding-top="0.125cm" fo:padding-bottom="0.125cm" fo:padding-left="0.25cm" fo:padding-right="0.25cm" fo:wrap-option="wrap"/>
    </style:style>
    <style:style style:name="gr8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62cm" fo:min-width="0.775cm" fo:padding-top="0.125cm" fo:padding-bottom="0.125cm" fo:padding-left="0.25cm" fo:padding-right="0.25cm" fo:wrap-option="no-wrap"/>
    </style:style>
    <style:style style:name="gr8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69cm" fo:min-width="0.781cm" fo:padding-top="0.125cm" fo:padding-bottom="0.125cm" fo:padding-left="0.25cm" fo:padding-right="0.25cm" fo:wrap-option="no-wrap"/>
    </style:style>
    <style:style style:name="gr8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7cm" fo:min-width="0.681cm" fo:padding-top="0.125cm" fo:padding-bottom="0.125cm" fo:padding-left="0.25cm" fo:padding-right="0.25cm" fo:wrap-option="no-wrap"/>
    </style:style>
    <style:style style:name="gr8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71cm" fo:min-width="0.709cm" fo:padding-top="0.125cm" fo:padding-bottom="0.125cm" fo:padding-left="0.25cm" fo:padding-right="0.25cm" fo:wrap-option="no-wrap"/>
    </style:style>
    <style:style style:name="gr8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7cm" fo:min-width="0.709cm" fo:padding-top="0.125cm" fo:padding-bottom="0.125cm" fo:padding-left="0.25cm" fo:padding-right="0.25cm" fo:wrap-option="no-wrap"/>
    </style:style>
    <style:style style:name="gr8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71cm" fo:min-width="0.732cm" fo:padding-top="0.125cm" fo:padding-bottom="0.125cm" fo:padding-left="0.25cm" fo:padding-right="0.25cm" fo:wrap-option="no-wrap"/>
    </style:style>
    <style:style style:name="gr8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7cm" fo:min-width="0.681cm" fo:padding-top="0.125cm" fo:padding-bottom="0.125cm" fo:padding-left="0.25cm" fo:padding-right="0.25cm" fo:wrap-option="no-wrap"/>
    </style:style>
    <style:style style:name="gr8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69cm" fo:min-width="0.679cm" fo:padding-top="0.125cm" fo:padding-bottom="0.125cm" fo:padding-left="0.25cm" fo:padding-right="0.25cm" fo:wrap-option="no-wrap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875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93" style:family="graphic" style:parent-style-name="standard">
      <style:graphic-properties draw:textarea-horizontal-align="justify" draw:textarea-vertical-align="middle" draw:auto-grow-height="false" fo:min-height="0.25cm" fo:min-width="3.855cm"/>
    </style:style>
    <style:style style:name="gr94" style:family="graphic" style:parent-style-name="standard">
      <style:graphic-properties draw:textarea-horizontal-align="justify" draw:textarea-vertical-align="middle" draw:auto-grow-height="false" fo:min-height="0.292cm" fo:min-width="3.854cm"/>
    </style:style>
    <style:style style:name="gr95" style:family="graphic" style:parent-style-name="standard">
      <style:graphic-properties draw:textarea-horizontal-align="justify" draw:textarea-vertical-align="middle" draw:auto-grow-height="false" fo:min-height="0.292cm" fo:min-width="3.855cm"/>
    </style:style>
    <style:style style:name="gr96" style:family="graphic" style:parent-style-name="standard">
      <style:graphic-properties draw:textarea-horizontal-align="justify" draw:textarea-vertical-align="middle" draw:auto-grow-height="false" fo:min-height="0.291cm" fo:min-width="3.855cm"/>
    </style:style>
    <style:style style:name="gr97" style:family="graphic" style:parent-style-name="standard">
      <style:graphic-properties draw:textarea-horizontal-align="justify" draw:textarea-vertical-align="middle" draw:auto-grow-height="false" fo:min-height="0.291cm" fo:min-width="2.561cm"/>
    </style:style>
    <style:style style:name="gr98" style:family="graphic" style:parent-style-name="standard">
      <style:graphic-properties draw:textarea-horizontal-align="justify" draw:textarea-vertical-align="middle" draw:auto-grow-height="false" fo:min-height="0.29cm" fo:min-width="3.855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5" style:family="paragraph">
      <loext:graphic-properties draw:fill="solid" draw:fill-color="#b1063a"/>
      <style:paragraph-properties fo:text-align="start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0768b2" style:text-line-through-style="none" style:text-line-through-type="none" style:text-position="0% 100%" style:font-name="Arial" fo:font-size="3pt" fo:letter-spacing="normal" fo:font-style="normal" style:text-underline-style="none" fo:font-weight="normal" style:font-name-asian="DejaVu Sans" style:font-size-asian="3pt" style:font-style-asian="normal" style:font-weight-asian="normal" style:font-name-complex="DejaVu Sans" style:font-size-complex="3pt" style:font-style-complex="normal" style:font-weight-complex="normal"/>
    </style:style>
    <style:style style:name="T2" style:family="text">
      <style:text-properties fo:font-variant="normal" fo:text-transform="none" fo:color="#0768b2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fo:color="#0768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2">
          <draw:g draw:name="Group 3">
            <draw:custom-shape draw:name="CustomShape 4" draw:style-name="gr1" draw:text-style-name="P1" draw:layer="layout" svg:width="0.746cm" svg:height="0.432cm" svg:x="2.817cm" svg:y="20.572cm">
              <text:p/>
  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?f2 *1/5"/>
                <draw:equation draw:name="f4" draw:formula="logwidth+0-?f2 "/>
                <draw:equation draw:name="f5" draw:formula="?f4 +?f3 -0"/>
                <draw:equation draw:name="f6" draw:formula="logheight+0-?f2 "/>
                <draw:equation draw:name="f7" draw:formula="?f6 +?f3 -0"/>
                <draw:equation draw:name="f8" draw:formula="logheight"/>
                <draw:equation draw:name="f9" draw:formula="logwidth/2"/>
                <draw:equation draw:name="f10" draw:formula="logheight/2"/>
                <draw:equation draw:name="f11" draw:formula="logwidth"/>
                <draw:handle draw:handle-position="?f4 ?f8" draw:handle-range-x-maximum="50000" draw:handle-range-x-minimum="0"/>
              </draw:enhanced-geometry>
            </draw:custom-shape>
            <draw:frame draw:name="Picture 331" draw:style-name="gr2" draw:text-style-name="P2" draw:layer="layout" svg:width="0.676cm" svg:height="0.236cm" svg:x="2.883cm" svg:y="20.646cm">
              <draw:image xlink:href="Pictures/100002010000013C00000078E8F481481F7D8279.tif" xlink:type="simple" xlink:show="embed" xlink:actuate="onLoad">
                <text:p/>
              </draw:image>
            </draw:frame>
          </draw:g>
          <draw:custom-shape draw:name="CustomShape 5" draw:style-name="gr3" draw:text-style-name="P4" draw:layer="layout" svg:width="0.891cm" svg:height="0.408cm" svg:x="2.784cm" svg:y="20.723cm">
            <text:p text:style-name="P3"><text:span text:style-name="T1">contr</text:span><text:span text:style-name="T1">o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g draw:name="Group 7">
            <draw:custom-shape draw:name="CustomShape 8" draw:style-name="gr4" draw:text-style-name="P1" draw:layer="layout" svg:width="0.746cm" svg:height="0.434cm" svg:x="2.703cm" svg:y="20.43cm">
              <text:p/>
  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?f2 *1/5"/>
                <draw:equation draw:name="f4" draw:formula="logwidth+0-?f2 "/>
                <draw:equation draw:name="f5" draw:formula="?f4 +?f3 -0"/>
                <draw:equation draw:name="f6" draw:formula="logheight+0-?f2 "/>
                <draw:equation draw:name="f7" draw:formula="?f6 +?f3 -0"/>
                <draw:equation draw:name="f8" draw:formula="logheight"/>
                <draw:equation draw:name="f9" draw:formula="logwidth/2"/>
                <draw:equation draw:name="f10" draw:formula="logheight/2"/>
                <draw:equation draw:name="f11" draw:formula="logwidth"/>
                <draw:handle draw:handle-position="?f4 ?f8" draw:handle-range-x-maximum="50000" draw:handle-range-x-minimum="0"/>
              </draw:enhanced-geometry>
            </draw:custom-shape>
            <draw:frame draw:name="Picture 326" draw:style-name="gr2" draw:text-style-name="P2" draw:layer="layout" svg:width="0.676cm" svg:height="0.234cm" svg:x="2.767cm" svg:y="20.505cm">
              <draw:image xlink:href="Pictures/100002010000013C00000078E8F481481F7D8279.tif" xlink:type="simple" xlink:show="embed" xlink:actuate="onLoad">
                <text:p/>
              </draw:image>
            </draw:frame>
          </draw:g>
          <draw:custom-shape draw:name="CustomShape 9" draw:style-name="gr5" draw:text-style-name="P4" draw:layer="layout" svg:width="0.891cm" svg:height="0.411cm" svg:x="2.67cm" svg:y="20.581cm">
            <text:p text:style-name="P3"><text:span text:style-name="T1">contro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g draw:name="Group 11">
            <draw:custom-shape draw:name="CustomShape 12" draw:style-name="gr6" draw:text-style-name="P1" draw:layer="layout" svg:width="0.743cm" svg:height="0.431cm" svg:x="2.771cm" svg:y="14.038cm">
              <text:p/>
  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?f2 *1/5"/>
                <draw:equation draw:name="f4" draw:formula="logwidth+0-?f2 "/>
                <draw:equation draw:name="f5" draw:formula="?f4 +?f3 -0"/>
                <draw:equation draw:name="f6" draw:formula="logheight+0-?f2 "/>
                <draw:equation draw:name="f7" draw:formula="?f6 +?f3 -0"/>
                <draw:equation draw:name="f8" draw:formula="logheight"/>
                <draw:equation draw:name="f9" draw:formula="logwidth/2"/>
                <draw:equation draw:name="f10" draw:formula="logheight/2"/>
                <draw:equation draw:name="f11" draw:formula="logwidth"/>
                <draw:handle draw:handle-position="?f4 ?f8" draw:handle-range-x-maximum="50000" draw:handle-range-x-minimum="0"/>
              </draw:enhanced-geometry>
            </draw:custom-shape>
            <draw:frame draw:name="Picture 314" draw:style-name="gr2" draw:text-style-name="P2" draw:layer="layout" svg:width="0.674cm" svg:height="0.236cm" svg:x="2.835cm" svg:y="14.111cm">
              <draw:image xlink:href="Pictures/100002010000013C00000078E8F481481F7D8279.tif" xlink:type="simple" xlink:show="embed" xlink:actuate="onLoad">
                <text:p/>
              </draw:image>
            </draw:frame>
          </draw:g>
          <draw:custom-shape draw:name="CustomShape 13" draw:style-name="gr7" draw:text-style-name="P4" draw:layer="layout" svg:width="0.89cm" svg:height="0.407cm" svg:x="2.736cm" svg:y="14.188cm">
            <text:p text:style-name="P3"><text:span text:style-name="T1">c</text:span><text:span text:style-name="T1">o</text:span><text:span text:style-name="T1">n</text:span><text:span text:style-name="T1">tr</text:span><text:span text:style-name="T1">o</text:span><text:span text:style-name="T1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g draw:name="Group 15">
            <draw:custom-shape draw:name="CustomShape 16" draw:style-name="gr8" draw:text-style-name="P1" draw:layer="layout" svg:width="0.743cm" svg:height="0.433cm" svg:x="2.657cm" svg:y="13.936cm">
              <text:p/>
  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?f2 *1/5"/>
                <draw:equation draw:name="f4" draw:formula="logwidth+0-?f2 "/>
                <draw:equation draw:name="f5" draw:formula="?f4 +?f3 -0"/>
                <draw:equation draw:name="f6" draw:formula="logheight+0-?f2 "/>
                <draw:equation draw:name="f7" draw:formula="?f6 +?f3 -0"/>
                <draw:equation draw:name="f8" draw:formula="logheight"/>
                <draw:equation draw:name="f9" draw:formula="logwidth/2"/>
                <draw:equation draw:name="f10" draw:formula="logheight/2"/>
                <draw:equation draw:name="f11" draw:formula="logwidth"/>
                <draw:handle draw:handle-position="?f4 ?f8" draw:handle-range-x-maximum="50000" draw:handle-range-x-minimum="0"/>
              </draw:enhanced-geometry>
            </draw:custom-shape>
            <draw:frame draw:name="Picture 307" draw:style-name="gr2" draw:text-style-name="P2" draw:layer="layout" svg:width="0.674cm" svg:height="0.232cm" svg:x="2.721cm" svg:y="14.011cm">
              <draw:image xlink:href="Pictures/100002010000013C00000078E8F481481F7D8279.tif" xlink:type="simple" xlink:show="embed" xlink:actuate="onLoad">
                <text:p/>
              </draw:image>
            </draw:frame>
          </draw:g>
          <draw:custom-shape draw:name="CustomShape 17" draw:style-name="gr9" draw:text-style-name="P4" draw:layer="layout" svg:width="0.891cm" svg:height="0.408cm" svg:x="2.622cm" svg:y="14.087cm">
            <text:p text:style-name="P3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g draw:name="Group 19">
            <draw:custom-shape draw:name="CustomShape 20" draw:style-name="gr10" draw:text-style-name="P1" draw:layer="layout" svg:width="0.745cm" svg:height="0.435cm" svg:x="2.788cm" svg:y="16.088cm">
              <text:p/>
  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?f2 *1/5"/>
                <draw:equation draw:name="f4" draw:formula="logwidth+0-?f2 "/>
                <draw:equation draw:name="f5" draw:formula="?f4 +?f3 -0"/>
                <draw:equation draw:name="f6" draw:formula="logheight+0-?f2 "/>
                <draw:equation draw:name="f7" draw:formula="?f6 +?f3 -0"/>
                <draw:equation draw:name="f8" draw:formula="logheight"/>
                <draw:equation draw:name="f9" draw:formula="logwidth/2"/>
                <draw:equation draw:name="f10" draw:formula="logheight/2"/>
                <draw:equation draw:name="f11" draw:formula="logwidth"/>
                <draw:handle draw:handle-position="?f4 ?f8" draw:handle-range-x-maximum="50000" draw:handle-range-x-minimum="0"/>
              </draw:enhanced-geometry>
            </draw:custom-shape>
            <draw:frame draw:name="Picture 292" draw:style-name="gr2" draw:text-style-name="P2" draw:layer="layout" svg:width="0.677cm" svg:height="0.234cm" svg:x="2.85cm" svg:y="16.164cm">
              <draw:image xlink:href="Pictures/100002010000013C00000078E8F481481F7D8279.tif" xlink:type="simple" xlink:show="embed" xlink:actuate="onLoad">
                <text:p/>
              </draw:image>
            </draw:frame>
          </draw:g>
          <draw:custom-shape draw:name="CustomShape 21" draw:style-name="gr11" draw:text-style-name="P4" draw:layer="layout" svg:width="0.892cm" svg:height="0.408cm" svg:x="2.752cm" svg:y="16.239cm">
            <text:p text:style-name="P3"><text:span text:style-name="T1">contro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CustomShape 24" draw:style-name="gr12" draw:text-style-name="P1" draw:layer="layout" svg:width="0.744cm" svg:height="0.434cm" svg:x="2.682cm" svg:y="15.957cm">
              <text:p/>
  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?f2 *1/5"/>
                <draw:equation draw:name="f4" draw:formula="logwidth+0-?f2 "/>
                <draw:equation draw:name="f5" draw:formula="?f4 +?f3 -0"/>
                <draw:equation draw:name="f6" draw:formula="logheight+0-?f2 "/>
                <draw:equation draw:name="f7" draw:formula="?f6 +?f3 -0"/>
                <draw:equation draw:name="f8" draw:formula="logheight"/>
                <draw:equation draw:name="f9" draw:formula="logwidth/2"/>
                <draw:equation draw:name="f10" draw:formula="logheight/2"/>
                <draw:equation draw:name="f11" draw:formula="logwidth"/>
                <draw:handle draw:handle-position="?f4 ?f8" draw:handle-range-x-maximum="50000" draw:handle-range-x-minimum="0"/>
              </draw:enhanced-geometry>
            </draw:custom-shape>
            <draw:frame draw:name="Picture 287" draw:style-name="gr2" draw:text-style-name="P2" draw:layer="layout" svg:width="0.677cm" svg:height="0.235cm" svg:x="2.744cm" svg:y="16.03cm">
              <draw:image xlink:href="Pictures/100002010000013C00000078E8F481481F7D8279.tif" xlink:type="simple" xlink:show="embed" xlink:actuate="onLoad">
                <text:p/>
              </draw:image>
            </draw:frame>
          </draw:g>
          <draw:custom-shape draw:name="CustomShape 25" draw:style-name="gr13" draw:text-style-name="P4" draw:layer="layout" svg:width="0.894cm" svg:height="0.408cm" svg:x="2.646cm" svg:y="16.107cm">
            <text:p text:style-name="P3"><text:span text:style-name="T1">cont</text:span><text:span text:style-name="T1">ro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6">
          <draw:custom-shape draw:name="CustomShape 67" draw:style-name="gr14" draw:text-style-name="P1" draw:layer="layout" svg:width="0.869cm" svg:height="0.436cm" svg:x="4.258cm" svg:y="5.544cm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frame draw:name="Picture 72" draw:style-name="gr2" draw:text-style-name="P2" draw:layer="layout" svg:width="0.677cm" svg:height="0.233cm" svg:x="4.348cm" svg:y="5.649cm">
            <draw:image xlink:href="Pictures/100002010000013C00000078E8F481481F7D8279.tif" xlink:type="simple" xlink:show="embed" xlink:actuate="onLoad">
              <text:p/>
            </draw:image>
          </draw:frame>
        </draw:g>
        <draw:g draw:name="Group 74">
          <draw:custom-shape draw:name="CustomShape 75" draw:style-name="gr15" draw:text-style-name="P1" draw:layer="layout" svg:width="0.742cm" svg:height="0.434cm" svg:x="2.977cm" svg:y="5.926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91" draw:style-name="gr2" draw:text-style-name="P2" draw:layer="layout" svg:width="0.678cm" svg:height="0.234cm" svg:x="3.038cm" svg:y="6.002cm">
            <draw:image xlink:href="Pictures/100002010000013C00000078E8F481481F7D8279.tif" xlink:type="simple" xlink:show="embed" xlink:actuate="onLoad">
              <text:p/>
            </draw:image>
          </draw:frame>
        </draw:g>
        <draw:g draw:name="Group 76">
          <draw:custom-shape draw:name="CustomShape 77" draw:style-name="gr16" draw:text-style-name="P1" draw:layer="layout" svg:width="0.743cm" svg:height="0.435cm" svg:x="2.965cm" svg:y="5.182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CustomShape 78" draw:style-name="gr17" draw:text-style-name="P4" draw:layer="layout" svg:width="0.796cm" svg:height="0.409cm" svg:x="2.95cm" svg:y="5.324cm">
            <text:p text:style-name="P3"><text:span text:style-name="T1">i</text:span><text:span text:style-name="T1">n</text:span><text:span text:style-name="T1">p</text:span><text:span text:style-name="T1">u</text:span><text:span text:style-name="T1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" draw:style-name="gr18" draw:text-style-name="P2" draw:layer="layout" svg:width="0.581cm" svg:height="0.268cm" svg:x="3.043cm" svg:y="5.216cm">
            <draw:image xlink:href="Pictures/10000000000001AE0000023C29A50FCDC712BF8D.jpg" xlink:type="simple" xlink:show="embed" xlink:actuate="onLoad">
              <text:p/>
            </draw:image>
          </draw:frame>
        </draw:g>
        <draw:g draw:name="Group 79">
          <draw:custom-shape draw:name="CustomShape 80" draw:style-name="gr4" draw:text-style-name="P1" draw:layer="layout" svg:width="0.746cm" svg:height="0.434cm" svg:x="5.616cm" svg:y="5.555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CustomShape 81" draw:style-name="gr19" draw:text-style-name="P4" draw:layer="layout" svg:width="0.891cm" svg:height="0.405cm" svg:x="5.548cm" svg:y="5.706cm">
            <text:p text:style-name="P3"><text:span text:style-name="T1">O</text:span><text:span text:style-name="T1">ut</text:span><text:span text:style-name="T1">pu</text:span><text:span text:style-name="T1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" draw:style-name="gr18" draw:text-style-name="P2" draw:layer="layout" svg:width="0.581cm" svg:height="0.264cm" svg:x="5.696cm" svg:y="5.599cm">
            <draw:image xlink:href="Pictures/10000000000001AE0000023C29A50FCDC712BF8D.jpg" xlink:type="simple" xlink:show="embed" xlink:actuate="onLoad">
              <text:p/>
            </draw:image>
          </draw:frame>
        </draw:g>
        <draw:custom-shape draw:name="CustomShape 82" draw:style-name="gr20" draw:text-style-name="P4" draw:layer="layout" svg:width="0.89cm" svg:height="0.41cm" svg:x="2.943cm" svg:y="6.076cm">
          <text:p text:style-name="P3"><text:span text:style-name="T1">c</text:span><text:span text:style-name="T1">o</text:span><text:span text:style-name="T1">nt</text:span><text:span text:style-name="T1">ro</text:span><text:span text:style-name="T1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1" draw:text-style-name="P2" draw:layer="layout" svg:width="0.496cm" svg:height="0.245cm" svg:x="3.71cm" svg:y="5.40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5" draw:style-name="gr22" draw:text-style-name="P2" draw:layer="layout" svg:width="0.494cm" svg:height="0.271cm" svg:x="3.721cm" svg:y="5.5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6" draw:style-name="gr21" draw:text-style-name="P2" draw:layer="layout" svg:width="0.487cm" svg:height="0.005cm" svg:x="5.127cm" svg:y="5.76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7">
          <draw:custom-shape draw:name="CustomShape 88" draw:style-name="gr23" draw:text-style-name="P1" draw:layer="layout" svg:width="0.871cm" svg:height="0.434cm" svg:x="4.345cm" svg:y="7.81cm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frame draw:name="Picture 117" draw:style-name="gr2" draw:text-style-name="P2" draw:layer="layout" svg:width="0.675cm" svg:height="0.233cm" svg:x="4.439cm" svg:y="7.912cm">
            <draw:image xlink:href="Pictures/100002010000013C00000078E8F481481F7D8279.tif" xlink:type="simple" xlink:show="embed" xlink:actuate="onLoad">
              <text:p/>
            </draw:image>
          </draw:frame>
        </draw:g>
        <draw:g draw:name="Group 89">
          <draw:custom-shape draw:name="CustomShape 90" draw:style-name="gr8" draw:text-style-name="P1" draw:layer="layout" svg:width="0.743cm" svg:height="0.433cm" svg:x="5.707cm" svg:y="7.818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CustomShape 91" draw:style-name="gr24" draw:text-style-name="P4" draw:layer="layout" svg:width="0.887cm" svg:height="0.41cm" svg:x="5.641cm" svg:y="7.969cm">
            <text:p text:style-name="P3"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" draw:style-name="gr18" draw:text-style-name="P2" draw:layer="layout" svg:width="0.579cm" svg:height="0.267cm" svg:x="5.787cm" svg:y="7.863cm">
            <draw:image xlink:href="Pictures/10000000000001AE0000023C29A50FCDC712BF8D.jpg" xlink:type="simple" xlink:show="embed" xlink:actuate="onLoad">
              <text:p/>
            </draw:image>
          </draw:frame>
        </draw:g>
        <draw:custom-shape draw:name="CustomShape 93" draw:style-name="gr21" draw:text-style-name="P2" draw:layer="layout" svg:width="0.495cm" svg:height="0.245cm" svg:x="3.801cm" svg:y="7.66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4" draw:style-name="gr25" draw:text-style-name="P2" draw:layer="layout" svg:width="0.495cm" svg:height="0.275cm" svg:x="3.812cm" svg:y="7.85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5" draw:style-name="gr21" draw:text-style-name="P2" draw:layer="layout" svg:width="0.486cm" svg:height="0.007cm" svg:x="5.218cm" svg:y="8.02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97">
          <draw:custom-shape draw:name="CustomShape 98" draw:style-name="gr26" draw:text-style-name="P5" draw:layer="layout" svg:width="0.203cm" svg:height="0.111cm" draw:transform="rotate (-1.5707963267949) translate (3.67cm 7.927cm)">
            <text:p/>
  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99" draw:style-name="gr26" draw:text-style-name="P5" draw:layer="layout" svg:width="0.203cm" svg:height="0.11cm" draw:transform="rotate (-1.5707963267949) translate (3.331cm 7.921cm)">
            <text:p/>
            <draw:enhanced-geometry draw:mirror-horizontal="true" draw:mirror-vertical="tru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g draw:name="Group 100">
          <draw:custom-shape draw:name="CustomShape 101" draw:style-name="gr27" draw:text-style-name="P1" draw:layer="layout" svg:width="0.743cm" svg:height="0.432cm" svg:x="3.058cm" svg:y="8.135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104" draw:style-name="gr2" draw:text-style-name="P2" draw:layer="layout" svg:width="0.676cm" svg:height="0.234cm" svg:x="3.12cm" svg:y="8.209cm">
            <draw:image xlink:href="Pictures/100002010000013C00000078E8F481481F7D8279.tif" xlink:type="simple" xlink:show="embed" xlink:actuate="onLoad">
              <text:p/>
            </draw:image>
          </draw:frame>
        </draw:g>
        <draw:g draw:name="Group 102">
          <draw:custom-shape draw:name="CustomShape 103" draw:style-name="gr28" draw:text-style-name="P1" draw:layer="layout" svg:width="0.744cm" svg:height="0.433cm" svg:x="3.065cm" svg:y="7.456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120" draw:style-name="gr2" draw:text-style-name="P2" draw:layer="layout" svg:width="0.674cm" svg:height="0.233cm" svg:x="3.129cm" svg:y="7.532cm">
            <draw:image xlink:href="Pictures/100002010000013C00000078E8F481481F7D8279.tif" xlink:type="simple" xlink:show="embed" xlink:actuate="onLoad">
              <text:p/>
            </draw:image>
          </draw:frame>
        </draw:g>
        <draw:custom-shape draw:name="CustomShape 104" draw:style-name="gr29" draw:text-style-name="P4" draw:layer="layout" svg:width="0.892cm" svg:height="0.409cm" svg:x="3.031cm" svg:y="7.607cm">
          <text:p text:style-name="P3"><text:span text:style-name="T1">co</text:span><text:span text:style-name="T1">ntr</text:span><text:span text:style-name="T1">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30" draw:text-style-name="P4" draw:layer="layout" svg:width="0.796cm" svg:height="0.406cm" svg:x="3.031cm" svg:y="8.286cm">
          <text:p text:style-name="P3"><text:span text:style-name="T1">plan</text:span><text:span text:style-name="T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6">
          <draw:custom-shape draw:name="CustomShape 107" draw:style-name="gr4" draw:text-style-name="P1" draw:layer="layout" svg:width="0.746cm" svg:height="0.434cm" svg:x="5.75cm" svg:y="9.742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CustomShape 108" draw:style-name="gr31" draw:text-style-name="P4" draw:layer="layout" svg:width="0.889cm" svg:height="0.409cm" svg:x="5.683cm" svg:y="9.892cm">
            <text:p text:style-name="P3"><text:span text:style-name="T1">Outp</text:span><text:span text:style-name="T1">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" draw:style-name="gr18" draw:text-style-name="P2" draw:layer="layout" svg:width="0.58cm" svg:height="0.267cm" svg:x="5.831cm" svg:y="9.785cm">
            <draw:image xlink:href="Pictures/10000000000001AE0000023C29A50FCDC712BF8D.jpg" xlink:type="simple" xlink:show="embed" xlink:actuate="onLoad">
              <text:p/>
            </draw:image>
          </draw:frame>
        </draw:g>
        <draw:custom-shape draw:name="CustomShape 110" draw:style-name="gr32" draw:text-style-name="P2" draw:layer="layout" svg:width="0.529cm" svg:height="0.057cm" svg:x="3.858cm" svg:y="9.89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1" draw:style-name="gr33" draw:text-style-name="P2" draw:layer="layout" svg:width="0.515cm" svg:height="0.021cm" svg:x="3.841cm" svg:y="10.68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2" draw:style-name="gr21" draw:text-style-name="P2" draw:layer="layout" svg:width="0.489cm" svg:height="0.008cm" svg:x="5.26cm" svg:y="9.9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13">
          <draw:custom-shape draw:name="CustomShape 114" draw:style-name="gr4" draw:text-style-name="P1" draw:layer="layout" svg:width="0.746cm" svg:height="0.434cm" svg:x="3.109cm" svg:y="9.674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160" draw:style-name="gr2" draw:text-style-name="P2" draw:layer="layout" svg:width="0.677cm" svg:height="0.235cm" svg:x="3.171cm" svg:y="9.75cm">
            <draw:image xlink:href="Pictures/100002010000013C00000078E8F481481F7D8279.tif" xlink:type="simple" xlink:show="embed" xlink:actuate="onLoad">
              <text:p/>
            </draw:image>
          </draw:frame>
        </draw:g>
        <draw:custom-shape draw:name="CustomShape 115" draw:style-name="gr34" draw:text-style-name="P4" draw:layer="layout" svg:width="0.892cm" svg:height="0.406cm" svg:x="3.073cm" svg:y="9.828cm">
          <text:p text:style-name="P3"><text:span text:style-name="T1">cont</text:span><text:span text:style-name="T1">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6">
          <draw:custom-shape draw:name="CustomShape 117" draw:style-name="gr26" draw:text-style-name="P5" draw:layer="layout" svg:width="0.203cm" svg:height="0.11cm" draw:transform="rotate (-1.5707963267949) translate (5.021cm 10.223cm)">
            <text:p/>
  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18" draw:style-name="gr26" draw:text-style-name="P5" draw:layer="layout" svg:width="0.203cm" svg:height="0.114cm" draw:transform="rotate (-1.5707963267949) translate (4.686cm 10.215cm)">
            <text:p/>
            <draw:enhanced-geometry draw:mirror-horizontal="true" draw:mirror-vertical="tru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g draw:name="Group 119">
          <draw:custom-shape draw:name="CustomShape 120" draw:style-name="gr35" draw:text-style-name="P1" draw:layer="layout" svg:width="0.868cm" svg:height="0.435cm" svg:x="4.392cm" svg:y="9.732cm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frame draw:name="Picture 143" draw:style-name="gr2" draw:text-style-name="P2" draw:layer="layout" svg:width="0.677cm" svg:height="0.234cm" svg:x="4.483cm" svg:y="9.835cm">
            <draw:image xlink:href="Pictures/100002010000013C00000078E8F481481F7D8279.tif" xlink:type="simple" xlink:show="embed" xlink:actuate="onLoad">
              <text:p/>
            </draw:image>
          </draw:frame>
        </draw:g>
        <draw:g draw:name="Group 121">
          <draw:custom-shape draw:name="CustomShape 122" draw:style-name="gr36" draw:text-style-name="P1" draw:layer="layout" svg:width="0.867cm" svg:height="0.434cm" svg:x="4.361cm" svg:y="10.462cm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frame draw:name="Picture 165" draw:style-name="gr37" draw:text-style-name="P2" draw:layer="layout" svg:width="0.62cm" svg:height="0.114cm" svg:x="4.498cm" svg:y="10.519cm">
            <draw:image xlink:href="Pictures/100002010000020700000061AEE91092BA2153AA.tif" xlink:type="simple" xlink:show="embed" xlink:actuate="onLoad">
              <text:p/>
            </draw:image>
          </draw:frame>
          <draw:custom-shape draw:name="CustomShape 123" draw:style-name="gr38" draw:text-style-name="P4" draw:layer="layout" svg:width="1.018cm" svg:height="0.407cm" svg:x="4.28cm" svg:y="10.569cm">
            <text:p text:style-name="P3"><text:span text:style-name="T1">Rob</text:span><text:span text:style-name="T1">oSi</text:span><text:span text:style-name="T1">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4">
          <draw:custom-shape draw:name="CustomShape 125" draw:style-name="gr39" draw:text-style-name="P1" draw:layer="layout" svg:width="0.742cm" svg:height="0.436cm" svg:x="3.097cm" svg:y="10.465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174" draw:style-name="gr37" draw:text-style-name="P2" draw:layer="layout" svg:width="0.618cm" svg:height="0.116cm" svg:x="3.158cm" svg:y="10.529cm">
            <draw:image xlink:href="Pictures/100002010000020700000061AEE91092BA2153AA.tif" xlink:type="simple" xlink:show="embed" xlink:actuate="onLoad">
              <text:p/>
            </draw:image>
          </draw:frame>
        </draw:g>
        <draw:custom-shape draw:name="CustomShape 126" draw:style-name="gr40" draw:text-style-name="P4" draw:layer="layout" svg:width="0.795cm" svg:height="0.409cm" svg:x="3.085cm" svg:y="10.551cm">
          <text:p text:style-name="P3"><text:span text:style-name="T1">pl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1" draw:text-style-name="P2" draw:layer="layout" svg:width="1.31cm" svg:height="0.994cm" svg:x="5.596cm" svg:y="10.322cm">
          <draw:image xlink:href="Pictures/10000201000001A100000103A4ACE74CBB0837BD.png" xlink:type="simple" xlink:show="embed" xlink:actuate="onLoad">
            <text:p/>
          </draw:image>
        </draw:frame>
        <draw:custom-shape draw:name="CustomShape 127" draw:style-name="gr21" draw:text-style-name="P2" draw:layer="layout" svg:width="0.349cm" svg:height="0.002cm" svg:x="5.26cm" svg:y="10.681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28">
          <draw:custom-shape draw:name="CustomShape 129" draw:style-name="gr42" draw:text-style-name="P1" draw:layer="layout" svg:width="0.746cm" svg:height="0.436cm" svg:x="5.75cm" svg:y="11.66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CustomShape 130" draw:style-name="gr43" draw:text-style-name="P4" draw:layer="layout" svg:width="0.889cm" svg:height="0.406cm" svg:x="5.683cm" svg:y="11.814cm">
            <text:p text:style-name="P3"><text:span text:style-name="T1">O</text:span><text:span text:style-name="T1">ut</text:span><text:span text:style-name="T1">p</text:span><text:span text:style-name="T1">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" draw:style-name="gr18" draw:text-style-name="P2" draw:layer="layout" svg:width="0.58cm" svg:height="0.268cm" svg:x="5.831cm" svg:y="11.707cm">
            <draw:image xlink:href="Pictures/10000000000001AE0000023C29A50FCDC712BF8D.jpg" xlink:type="simple" xlink:show="embed" xlink:actuate="onLoad">
              <text:p/>
            </draw:image>
          </draw:frame>
        </draw:g>
        <draw:custom-shape draw:name="CustomShape 132" draw:style-name="gr32" draw:text-style-name="P2" draw:layer="layout" svg:width="0.529cm" svg:height="0.055cm" svg:x="3.858cm" svg:y="11.81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3" draw:style-name="gr21" draw:text-style-name="P2" draw:layer="layout" svg:width="0.489cm" svg:height="0.008cm" svg:x="5.26cm" svg:y="11.87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34">
          <draw:custom-shape draw:name="CustomShape 135" draw:style-name="gr44" draw:text-style-name="P1" draw:layer="layout" svg:width="0.746cm" svg:height="0.433cm" svg:x="3.109cm" svg:y="11.596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191" draw:style-name="gr2" draw:text-style-name="P2" draw:layer="layout" svg:width="0.677cm" svg:height="0.235cm" svg:x="3.171cm" svg:y="11.67cm">
            <draw:image xlink:href="Pictures/100002010000013C00000078E8F481481F7D8279.tif" xlink:type="simple" xlink:show="embed" xlink:actuate="onLoad">
              <text:p/>
            </draw:image>
          </draw:frame>
        </draw:g>
        <draw:custom-shape draw:name="CustomShape 136" draw:style-name="gr45" draw:text-style-name="P4" draw:layer="layout" svg:width="0.892cm" svg:height="0.409cm" svg:x="3.073cm" svg:y="11.745cm">
          <text:p text:style-name="P3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7">
          <draw:custom-shape draw:name="CustomShape 138" draw:style-name="gr26" draw:text-style-name="P5" draw:layer="layout" svg:width="0.202cm" svg:height="0.11cm" draw:transform="rotate (-1.5707963267949) translate (5.021cm 12.141cm)">
            <text:p/>
  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39" draw:style-name="gr26" draw:text-style-name="P5" draw:layer="layout" svg:width="0.203cm" svg:height="0.114cm" draw:transform="rotate (-1.5707963267949) translate (4.686cm 12.135cm)">
            <text:p/>
            <draw:enhanced-geometry draw:mirror-horizontal="true" draw:mirror-vertical="tru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g draw:name="Group 140">
          <draw:custom-shape draw:name="CustomShape 141" draw:style-name="gr46" draw:text-style-name="P1" draw:layer="layout" svg:width="0.868cm" svg:height="0.434cm" svg:x="4.392cm" svg:y="11.652cm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frame draw:name="Picture 198" draw:style-name="gr2" draw:text-style-name="P2" draw:layer="layout" svg:width="0.677cm" svg:height="0.234cm" svg:x="4.483cm" svg:y="11.755cm">
            <draw:image xlink:href="Pictures/100002010000013C00000078E8F481481F7D8279.tif" xlink:type="simple" xlink:show="embed" xlink:actuate="onLoad">
              <text:p/>
            </draw:image>
          </draw:frame>
        </draw:g>
        <draw:custom-shape draw:name="CustomShape 142" draw:style-name="gr47" draw:text-style-name="P2" draw:layer="layout" svg:width="0.676cm" svg:height="2.005cm" svg:x="2.319cm" svg:y="7.868cm">
          <text:p/>
          <draw:enhanced-geometry draw:mirror-horizontal="false" draw:mirror-vertical="false" drawooo:sub-view-size="225776 753212" draw:text-areas="0 0 ?f0 ?f1" svg:viewBox="0 0 0 0" draw:type="ooxml-non-primitive" draw:enhanced-path="M 204824 0 C 32615 114523 -3249 262553 221 388088 3691 513623 231996 688654 225646 753212 N">
            <draw:equation draw:name="f0" draw:formula="logwidth"/>
            <draw:equation draw:name="f1" draw:formula="logheight"/>
          </draw:enhanced-geometry>
        </draw:custom-shape>
        <draw:custom-shape draw:name="CustomShape 143" draw:style-name="gr48" draw:text-style-name="P2" draw:layer="layout" svg:width="0.729cm" svg:height="2.729cm" svg:x="2.199cm" svg:y="8.872cm">
          <text:p/>
          <draw:enhanced-geometry draw:mirror-horizontal="false" draw:mirror-vertical="false" drawooo:sub-view-size="243461 996950" draw:text-areas="0 0 ?f0 ?f1" svg:viewBox="0 0 0 0" draw:type="ooxml-non-primitive" draw:enhanced-path="M 36937 0 C 3600 175154 -16509 465668 17887 631826 52283 797984 249662 932392 243312 996950 N">
            <draw:equation draw:name="f0" draw:formula="logwidth"/>
            <draw:equation draw:name="f1" draw:formula="logheight"/>
          </draw:enhanced-geometry>
        </draw:custom-shape>
        <draw:custom-shape draw:name="CustomShape 145" draw:style-name="gr49" draw:text-style-name="P2" draw:layer="layout" svg:width="0.533cm" svg:height="0.054cm" svg:x="3.294cm" svg:y="14.06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6" draw:style-name="gr50" draw:text-style-name="P2" draw:layer="layout" svg:width="0.513cm" svg:height="0.021cm" svg:x="6.02cm" svg:y="15.27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47">
          <draw:custom-shape draw:name="CustomShape 148" draw:style-name="gr51" draw:text-style-name="P1" draw:layer="layout" svg:width="0.743cm" svg:height="0.434cm" svg:x="2.549cm" svg:y="13.847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221" draw:style-name="gr2" draw:text-style-name="P2" draw:layer="layout" svg:width="0.678cm" svg:height="0.232cm" svg:x="2.611cm" svg:y="13.923cm">
            <draw:image xlink:href="Pictures/100002010000013C00000078E8F481481F7D8279.tif" xlink:type="simple" xlink:show="embed" xlink:actuate="onLoad">
              <text:p/>
            </draw:image>
          </draw:frame>
        </draw:g>
        <draw:custom-shape draw:name="CustomShape 149" draw:style-name="gr52" draw:text-style-name="P4" draw:layer="layout" svg:width="0.892cm" svg:height="0.409cm" svg:x="2.514cm" svg:y="13.998cm">
          <text:p text:style-name="P3"><text:span text:style-name="T1">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0">
          <draw:custom-shape draw:name="CustomShape 151" draw:style-name="gr26" draw:text-style-name="P5" draw:layer="layout" svg:width="0.202cm" svg:height="0.109cm" draw:transform="rotate (-1.5707963267949) translate (7.196cm 14.815cm)">
            <text:p/>
  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52" draw:style-name="gr26" draw:text-style-name="P5" draw:layer="layout" svg:width="0.204cm" svg:height="0.111cm" draw:transform="rotate (-1.5707963267949) translate (6.859cm 14.807cm)">
            <text:p/>
            <draw:enhanced-geometry draw:mirror-horizontal="true" draw:mirror-vertical="tru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g draw:name="Group 153">
          <draw:custom-shape draw:name="CustomShape 154" draw:style-name="gr36" draw:text-style-name="P1" draw:layer="layout" svg:width="0.869cm" svg:height="0.434cm" svg:x="6.535cm" svg:y="15.054cm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frame draw:name="Picture 231" draw:style-name="gr37" draw:text-style-name="P2" draw:layer="layout" svg:width="0.619cm" svg:height="0.113cm" svg:x="6.676cm" svg:y="15.112cm">
            <draw:image xlink:href="Pictures/100002010000020700000061AEE91092BA2153AA.tif" xlink:type="simple" xlink:show="embed" xlink:actuate="onLoad">
              <text:p/>
            </draw:image>
          </draw:frame>
          <draw:custom-shape draw:name="CustomShape 155" draw:style-name="gr53" draw:text-style-name="P4" draw:layer="layout" svg:width="1.02cm" svg:height="0.41cm" svg:x="6.455cm" svg:y="15.159cm">
            <text:p text:style-name="P3"><text:span text:style-name="T1">RoboS</text:span><text:span text:style-name="T1">i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6">
          <draw:custom-shape draw:name="CustomShape 157" draw:style-name="gr54" draw:text-style-name="P1" draw:layer="layout" svg:width="0.744cm" svg:height="0.432cm" svg:x="5.275cm" svg:y="15.059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235" draw:style-name="gr37" draw:text-style-name="P2" draw:layer="layout" svg:width="0.619cm" svg:height="0.114cm" svg:x="5.338cm" svg:y="15.121cm">
            <draw:image xlink:href="Pictures/100002010000020700000061AEE91092BA2153AA.tif" xlink:type="simple" xlink:show="embed" xlink:actuate="onLoad">
              <text:p/>
            </draw:image>
          </draw:frame>
        </draw:g>
        <draw:custom-shape draw:name="CustomShape 158" draw:style-name="gr55" draw:text-style-name="P4" draw:layer="layout" svg:width="0.796cm" svg:height="0.406cm" svg:x="5.26cm" svg:y="15.144cm">
          <text:p text:style-name="P3"><text:span text:style-name="T1">p</text:span><text:span text:style-name="T1">l</text:span><text:span text:style-name="T1">a</text:span><text:span text:style-name="T1">n</text:span><text:span text:style-name="T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1" draw:text-style-name="P2" draw:layer="layout" svg:width="1.308cm" svg:height="0.995cm" svg:x="7.89cm" svg:y="14.785cm">
          <draw:image xlink:href="Pictures/10000201000001A100000103A4ACE74CBB0837BD.png" xlink:type="simple" xlink:show="embed" xlink:actuate="onLoad">
            <text:p/>
          </draw:image>
        </draw:frame>
        <draw:custom-shape draw:name="CustomShape 159" draw:style-name="gr21" draw:text-style-name="P2" draw:layer="layout" svg:width="0.487cm" svg:height="0.008cm" svg:x="7.439cm" svg:y="15.27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1" draw:style-name="gr46" draw:text-style-name="P1" draw:layer="layout" svg:width="0.868cm" svg:height="0.434cm" svg:x="6.549cm" svg:y="14.315cm">
          <text:p/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g draw:name="Group 162">
          <draw:frame draw:name="Picture 245" draw:style-name="gr37" draw:text-style-name="P2" draw:layer="layout" svg:width="0.39cm" svg:height="0.388cm" svg:x="6.777cm" svg:y="14.343cm">
            <draw:image xlink:href="Pictures/10000201000007D0000007D0EFCA1A59973D9270.tif" xlink:type="simple" xlink:show="embed" xlink:actuate="onLoad">
              <text:p/>
            </draw:image>
          </draw:frame>
          <draw:frame draw:name="Picture 2" draw:style-name="gr56" draw:text-style-name="P2" draw:layer="layout" svg:width="0.299cm" svg:height="0.174cm" svg:x="6.823cm" svg:y="14.383cm">
            <draw:image xlink:href="Pictures/10000201000001A100000103A4ACE74CBB0837BD.png" xlink:type="simple" xlink:show="embed" xlink:actuate="onLoad">
              <text:p/>
            </draw:image>
          </draw:frame>
        </draw:g>
        <draw:g draw:name="Group 163">
          <draw:custom-shape draw:name="CustomShape 164" draw:style-name="gr57" draw:text-style-name="P1" draw:layer="layout" svg:width="0.867cm" svg:height="0.432cm" svg:x="3.849cm" svg:y="13.973cm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frame draw:name="Picture 250" draw:style-name="gr37" draw:text-style-name="P2" draw:layer="layout" svg:width="0.658cm" svg:height="0.281cm" svg:x="3.941cm" svg:y="14.046cm">
            <draw:image xlink:href="Pictures/100002010000003C0000001A0BDCBEF21CAB4E31.tif" xlink:type="simple" xlink:show="embed" xlink:actuate="onLoad">
              <text:p/>
            </draw:image>
          </draw:frame>
        </draw:g>
        <draw:custom-shape draw:name="CustomShape 165" draw:style-name="gr49" draw:text-style-name="P2" draw:layer="layout" svg:width="0.533cm" svg:height="0.055cm" svg:x="4.716cm" svg:y="14.19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6" draw:style-name="gr58" draw:text-style-name="P2" draw:layer="layout" svg:width="0.532cm" svg:height="0.055cm" svg:x="6.015cm" svg:y="14.42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67">
          <draw:custom-shape draw:name="CustomShape 168" draw:style-name="gr28" draw:text-style-name="P1" draw:layer="layout" svg:width="0.744cm" svg:height="0.433cm" svg:x="5.259cm" svg:y="14.192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255" draw:style-name="gr37" draw:text-style-name="P2" draw:layer="layout" svg:width="0.679cm" svg:height="0.37cm" svg:x="5.291cm" svg:y="14.225cm">
            <draw:image xlink:href="Pictures/10000201000001C2000000F70CE899C4F516A7F1.tif" xlink:type="simple" xlink:show="embed" xlink:actuate="onLoad">
              <text:p/>
            </draw:image>
          </draw:frame>
          <draw:frame draw:name="Picture 256" draw:style-name="gr37" draw:text-style-name="P2" draw:layer="layout" svg:width="0.379cm" svg:height="0.322cm" svg:x="5.445cm" svg:y="14.244cm">
            <draw:image xlink:href="Pictures/100002010000036D000002E5C87CC9A69A2EF04E.png" xlink:type="simple" xlink:show="embed" xlink:actuate="onLoad">
              <text:p/>
            </draw:image>
          </draw:frame>
        </draw:g>
        <draw:g draw:name="Group 169">
          <draw:custom-shape draw:name="CustomShape 170" draw:style-name="gr59" draw:text-style-name="P1" draw:layer="layout" svg:width="0.745cm" svg:height="0.433cm" svg:x="2.547cm" svg:y="14.593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297" draw:style-name="gr37" draw:text-style-name="P2" draw:layer="layout" svg:width="0.652cm" svg:height="0.076cm" svg:x="2.589cm" svg:y="14.642cm">
            <draw:image xlink:href="Pictures/100002010000032000000062864AB7ED20F74877.tif" xlink:type="simple" xlink:show="embed" xlink:actuate="onLoad">
              <text:p/>
            </draw:image>
          </draw:frame>
        </draw:g>
        <draw:custom-shape draw:name="CustomShape 171" draw:style-name="gr32" draw:text-style-name="P2" draw:layer="layout" svg:width="0.53cm" svg:height="0.056cm" svg:x="3.306cm" svg:y="14.685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72">
          <draw:custom-shape draw:name="CustomShape 173" draw:style-name="gr35" draw:text-style-name="P1" draw:layer="layout" svg:width="0.868cm" svg:height="0.435cm" svg:x="3.83cm" svg:y="14.478cm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frame draw:name="Picture 304" draw:style-name="gr37" draw:text-style-name="P2" draw:layer="layout" svg:width="0.428cm" svg:height="0.134cm" svg:x="4.08cm" svg:y="14.561cm">
            <draw:image xlink:href="Pictures/10000201000001910000007D7B6412F7629674FB.tif" xlink:type="simple" xlink:show="embed" xlink:actuate="onLoad">
              <text:p/>
            </draw:image>
          </draw:frame>
          <draw:frame draw:name="Picture 305" draw:style-name="gr37" draw:text-style-name="P2" draw:layer="layout" svg:width="0.578cm" svg:height="0.187cm" svg:x="3.957cm" svg:y="14.682cm">
            <draw:image xlink:href="Pictures/10000201000000A600000036CB911D707306075E.tif" xlink:type="simple" xlink:show="embed" xlink:actuate="onLoad">
              <text:p/>
            </draw:image>
          </draw:frame>
        </draw:g>
        <draw:custom-shape draw:name="CustomShape 174" draw:style-name="gr60" draw:text-style-name="P2" draw:layer="layout" svg:width="0.531cm" svg:height="0.057cm" svg:x="4.708cm" svg:y="14.502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6" draw:style-name="gr49" draw:text-style-name="P2" draw:layer="layout" svg:width="0.533cm" svg:height="0.055cm" svg:x="3.315cm" svg:y="16.07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77">
          <draw:g draw:name="Group 178">
            <draw:custom-shape draw:name="CustomShape 179" draw:style-name="gr1" draw:text-style-name="P1" draw:layer="layout" svg:width="0.746cm" svg:height="0.432cm" svg:x="2.567cm" svg:y="15.856cm">
              <text:p/>
  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?f2 *1/5"/>
                <draw:equation draw:name="f4" draw:formula="logwidth+0-?f2 "/>
                <draw:equation draw:name="f5" draw:formula="?f4 +?f3 -0"/>
                <draw:equation draw:name="f6" draw:formula="logheight+0-?f2 "/>
                <draw:equation draw:name="f7" draw:formula="?f6 +?f3 -0"/>
                <draw:equation draw:name="f8" draw:formula="logheight"/>
                <draw:equation draw:name="f9" draw:formula="logwidth/2"/>
                <draw:equation draw:name="f10" draw:formula="logheight/2"/>
                <draw:equation draw:name="f11" draw:formula="logwidth"/>
                <draw:handle draw:handle-position="?f4 ?f8" draw:handle-range-x-maximum="50000" draw:handle-range-x-minimum="0"/>
              </draw:enhanced-geometry>
            </draw:custom-shape>
            <draw:frame draw:name="Picture 317" draw:style-name="gr2" draw:text-style-name="P2" draw:layer="layout" svg:width="0.677cm" svg:height="0.232cm" svg:x="2.63cm" svg:y="15.932cm">
              <draw:image xlink:href="Pictures/100002010000013C00000078E8F481481F7D8279.tif" xlink:type="simple" xlink:show="embed" xlink:actuate="onLoad">
                <text:p/>
              </draw:image>
            </draw:frame>
          </draw:g>
          <draw:custom-shape draw:name="CustomShape 180" draw:style-name="gr61" draw:text-style-name="P4" draw:layer="layout" svg:width="0.893cm" svg:height="0.41cm" svg:x="2.532cm" svg:y="16.005cm">
            <text:p text:style-name="P3"><text:span text:style-name="T1">c</text:span><text:span text:style-name="T1">o</text:span><text:span text:style-name="T1">nt</text:span><text:span text:style-name="T1">ro</text:span><text:span text:style-name="T1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81" draw:style-name="gr62" draw:text-style-name="P1" draw:layer="layout" svg:width="0.87cm" svg:height="0.433cm" svg:x="6.567cm" svg:y="16.322cm">
          <text:p/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g draw:name="Group 182">
          <draw:frame draw:name="Picture 334" draw:style-name="gr37" draw:text-style-name="P2" draw:layer="layout" svg:width="0.392cm" svg:height="0.39cm" svg:x="6.796cm" svg:y="16.35cm">
            <draw:image xlink:href="Pictures/10000201000007D0000007D0EFCA1A59973D9270.tif" xlink:type="simple" xlink:show="embed" xlink:actuate="onLoad">
              <text:p/>
            </draw:image>
          </draw:frame>
          <draw:frame draw:name="Picture 2" draw:style-name="gr56" draw:text-style-name="P2" draw:layer="layout" svg:width="0.294cm" svg:height="0.174cm" svg:x="6.845cm" svg:y="16.391cm">
            <draw:image xlink:href="Pictures/10000201000001A100000103A4ACE74CBB0837BD.png" xlink:type="simple" xlink:show="embed" xlink:actuate="onLoad">
              <text:p/>
            </draw:image>
          </draw:frame>
        </draw:g>
        <draw:g draw:name="Group 183">
          <draw:custom-shape draw:name="CustomShape 184" draw:style-name="gr63" draw:text-style-name="P1" draw:layer="layout" svg:width="0.871cm" svg:height="0.435cm" svg:x="3.866cm" svg:y="15.979cm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frame draw:name="Picture 338" draw:style-name="gr37" draw:text-style-name="P2" draw:layer="layout" svg:width="0.658cm" svg:height="0.284cm" svg:x="3.961cm" svg:y="16.054cm">
            <draw:image xlink:href="Pictures/100002010000003C0000001A0BDCBEF21CAB4E31.tif" xlink:type="simple" xlink:show="embed" xlink:actuate="onLoad">
              <text:p/>
            </draw:image>
          </draw:frame>
        </draw:g>
        <draw:custom-shape draw:name="CustomShape 185" draw:style-name="gr60" draw:text-style-name="P2" draw:layer="layout" svg:width="0.53cm" svg:height="0.057cm" svg:x="4.737cm" svg:y="16.20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6" draw:style-name="gr32" draw:text-style-name="P2" draw:layer="layout" svg:width="0.529cm" svg:height="0.054cm" svg:x="6.035cm" svg:y="16.43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87">
          <draw:custom-shape draw:name="CustomShape 188" draw:style-name="gr64" draw:text-style-name="P1" draw:layer="layout" svg:width="0.741cm" svg:height="0.433cm" svg:x="5.28cm" svg:y="16.201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343" draw:style-name="gr37" draw:text-style-name="P2" draw:layer="layout" svg:width="0.676cm" svg:height="0.372cm" svg:x="5.312cm" svg:y="16.232cm">
            <draw:image xlink:href="Pictures/10000201000001C2000000F70CE899C4F516A7F1.tif" xlink:type="simple" xlink:show="embed" xlink:actuate="onLoad">
              <text:p/>
            </draw:image>
          </draw:frame>
          <draw:frame draw:name="Picture 344" draw:style-name="gr37" draw:text-style-name="P2" draw:layer="layout" svg:width="0.381cm" svg:height="0.321cm" svg:x="5.463cm" svg:y="16.253cm">
            <draw:image xlink:href="Pictures/100002010000036D000002E5C87CC9A69A2EF04E.png" xlink:type="simple" xlink:show="embed" xlink:actuate="onLoad">
              <text:p/>
            </draw:image>
          </draw:frame>
        </draw:g>
        <draw:g draw:name="Group 189">
          <draw:custom-shape draw:name="CustomShape 190" draw:style-name="gr65" draw:text-style-name="P1" draw:layer="layout" svg:width="0.747cm" svg:height="0.433cm" svg:x="2.565cm" svg:y="16.601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347" draw:style-name="gr37" draw:text-style-name="P2" draw:layer="layout" svg:width="0.653cm" svg:height="0.078cm" svg:x="2.608cm" svg:y="16.648cm">
            <draw:image xlink:href="Pictures/100002010000032000000062864AB7ED20F74877.tif" xlink:type="simple" xlink:show="embed" xlink:actuate="onLoad">
              <text:p/>
            </draw:image>
          </draw:frame>
        </draw:g>
        <draw:custom-shape draw:name="CustomShape 191" draw:style-name="gr66" draw:text-style-name="P2" draw:layer="layout" svg:width="0.532cm" svg:height="0.054cm" svg:x="3.324cm" svg:y="16.69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92">
          <draw:custom-shape draw:name="CustomShape 193" draw:style-name="gr67" draw:text-style-name="P1" draw:layer="layout" svg:width="0.867cm" svg:height="0.433cm" svg:x="3.849cm" svg:y="16.486cm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frame draw:name="Picture 351" draw:style-name="gr37" draw:text-style-name="P2" draw:layer="layout" svg:width="0.431cm" svg:height="0.132cm" svg:x="4.097cm" svg:y="16.569cm">
            <draw:image xlink:href="Pictures/10000201000001910000007D7B6412F7629674FB.tif" xlink:type="simple" xlink:show="embed" xlink:actuate="onLoad">
              <text:p/>
            </draw:image>
          </draw:frame>
          <draw:frame draw:name="Picture 352" draw:style-name="gr37" draw:text-style-name="P2" draw:layer="layout" svg:width="0.58cm" svg:height="0.188cm" svg:x="3.975cm" svg:y="16.69cm">
            <draw:image xlink:href="Pictures/10000201000000A600000036CB911D707306075E.tif" xlink:type="simple" xlink:show="embed" xlink:actuate="onLoad">
              <text:p/>
            </draw:image>
          </draw:frame>
        </draw:g>
        <draw:custom-shape draw:name="CustomShape 194" draw:style-name="gr66" draw:text-style-name="P2" draw:layer="layout" svg:width="0.532cm" svg:height="0.054cm" svg:x="4.727cm" svg:y="16.51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2" draw:style-name="gr68" draw:text-style-name="P2" draw:layer="layout" svg:width="4.874cm" svg:height="2.856cm" svg:x="2.617cm" svg:y="17.21cm">
          <draw:image xlink:href="Pictures/10000000000008950000047898DA203413E35E0D.jpg" xlink:type="simple" xlink:show="embed" xlink:actuate="onLoad">
            <text:p/>
          </draw:image>
        </draw:frame>
        <draw:frame draw:name="Picture 5" draw:style-name="gr37" draw:text-style-name="P2" draw:layer="layout" svg:width="0.628cm" svg:height="0.561cm" svg:x="6.645cm" svg:y="18.429cm">
          <draw:image xlink:href="Pictures/10000201000001880000015F4233E3FE313AD686.png" xlink:type="simple" xlink:show="embed" xlink:actuate="onLoad">
            <text:p/>
          </draw:image>
        </draw:frame>
        <draw:frame draw:name="Picture 5" draw:style-name="gr37" draw:text-style-name="P2" draw:layer="layout" svg:width="0.627cm" svg:height="0.562cm" svg:x="4.506cm" svg:y="12.403cm">
          <draw:image xlink:href="Pictures/10000201000001880000015F4233E3FE313AD686.png" xlink:type="simple" xlink:show="embed" xlink:actuate="onLoad">
            <text:p/>
          </draw:image>
        </draw:frame>
        <draw:g draw:name="Group 195">
          <draw:custom-shape draw:name="CustomShape 196" draw:style-name="gr69" draw:text-style-name="P5" draw:layer="layout" svg:width="1.479cm" svg:height="0.113cm" draw:transform="rotate (-1.5707963267949) translate (7.188cm 16.861cm)">
            <text:p/>
  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97" draw:style-name="gr70" draw:text-style-name="P5" draw:layer="layout" svg:width="1.482cm" svg:height="0.11cm" draw:transform="rotate (-1.5707963267949) translate (6.849cm 16.816cm)">
            <text:p/>
            <draw:enhanced-geometry draw:mirror-horizontal="true" draw:mirror-vertical="tru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custom-shape draw:name="CustomShape 199" draw:style-name="gr58" draw:text-style-name="P2" draw:layer="layout" svg:width="0.532cm" svg:height="0.055cm" svg:x="3.362cm" svg:y="20.54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200">
          <draw:custom-shape draw:name="CustomShape 201" draw:style-name="gr39" draw:text-style-name="P1" draw:layer="layout" svg:width="0.742cm" svg:height="0.436cm" svg:x="2.616cm" svg:y="20.329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366" draw:style-name="gr2" draw:text-style-name="P2" draw:layer="layout" svg:width="0.677cm" svg:height="0.234cm" svg:x="2.678cm" svg:y="20.406cm">
            <draw:image xlink:href="Pictures/100002010000013C00000078E8F481481F7D8279.tif" xlink:type="simple" xlink:show="embed" xlink:actuate="onLoad">
              <text:p/>
            </draw:image>
          </draw:frame>
        </draw:g>
        <draw:custom-shape draw:name="CustomShape 202" draw:style-name="gr71" draw:text-style-name="P4" draw:layer="layout" svg:width="0.89cm" svg:height="0.407cm" svg:x="2.582cm" svg:y="20.482cm">
          <text:p text:style-name="P3"><text:span text:style-name="T1">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3" draw:style-name="gr46" draw:text-style-name="P1" draw:layer="layout" svg:width="0.868cm" svg:height="0.434cm" svg:x="6.617cm" svg:y="20.797cm">
          <text:p/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g draw:name="Group 204">
          <draw:custom-shape draw:name="CustomShape 205" draw:style-name="gr36" draw:text-style-name="P1" draw:layer="layout" svg:width="0.867cm" svg:height="0.434cm" svg:x="3.916cm" svg:y="20.454cm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frame draw:name="Picture 374" draw:style-name="gr37" draw:text-style-name="P2" draw:layer="layout" svg:width="0.656cm" svg:height="0.285cm" svg:x="4.01cm" svg:y="20.527cm">
            <draw:image xlink:href="Pictures/100002010000003C0000001A0BDCBEF21CAB4E31.tif" xlink:type="simple" xlink:show="embed" xlink:actuate="onLoad">
              <text:p/>
            </draw:image>
          </draw:frame>
        </draw:g>
        <draw:custom-shape draw:name="CustomShape 206" draw:style-name="gr58" draw:text-style-name="P2" draw:layer="layout" svg:width="0.532cm" svg:height="0.056cm" svg:x="4.784cm" svg:y="20.68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7" draw:style-name="gr66" draw:text-style-name="P2" draw:layer="layout" svg:width="0.531cm" svg:height="0.055cm" svg:x="6.083cm" svg:y="20.91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208">
          <draw:custom-shape draw:name="CustomShape 209" draw:style-name="gr10" draw:text-style-name="P1" draw:layer="layout" svg:width="0.745cm" svg:height="0.435cm" svg:x="5.325cm" svg:y="20.674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379" draw:style-name="gr37" draw:text-style-name="P2" draw:layer="layout" svg:width="0.679cm" svg:height="0.37cm" svg:x="5.358cm" svg:y="20.708cm">
            <draw:image xlink:href="Pictures/10000201000001C2000000F70CE899C4F516A7F1.tif" xlink:type="simple" xlink:show="embed" xlink:actuate="onLoad">
              <text:p/>
            </draw:image>
          </draw:frame>
          <draw:frame draw:name="Picture 380" draw:style-name="gr37" draw:text-style-name="P2" draw:layer="layout" svg:width="0.38cm" svg:height="0.322cm" svg:x="5.511cm" svg:y="20.727cm">
            <draw:image xlink:href="Pictures/100002010000036D000002E5C87CC9A69A2EF04E.png" xlink:type="simple" xlink:show="embed" xlink:actuate="onLoad">
              <text:p/>
            </draw:image>
          </draw:frame>
        </draw:g>
        <draw:g draw:name="Group 210">
          <draw:custom-shape draw:name="CustomShape 211" draw:style-name="gr72" draw:text-style-name="P1" draw:layer="layout" svg:width="0.741cm" svg:height="0.435cm" svg:x="2.615cm" svg:y="21.074cm">
            <text:p/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frame draw:name="Picture 383" draw:style-name="gr37" draw:text-style-name="P2" draw:layer="layout" svg:width="0.654cm" svg:height="0.08cm" svg:x="2.657cm" svg:y="21.122cm">
            <draw:image xlink:href="Pictures/100002010000032000000062864AB7ED20F74877.tif" xlink:type="simple" xlink:show="embed" xlink:actuate="onLoad">
              <text:p/>
            </draw:image>
          </draw:frame>
        </draw:g>
        <draw:custom-shape draw:name="CustomShape 212" draw:style-name="gr58" draw:text-style-name="P2" draw:layer="layout" svg:width="0.533cm" svg:height="0.053cm" svg:x="3.371cm" svg:y="21.16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213">
          <draw:custom-shape draw:name="CustomShape 214" draw:style-name="gr73" draw:text-style-name="P1" draw:layer="layout" svg:width="0.87cm" svg:height="0.436cm" svg:x="3.895cm" svg:y="20.958cm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frame draw:name="Picture 387" draw:style-name="gr37" draw:text-style-name="P2" draw:layer="layout" svg:width="0.429cm" svg:height="0.133cm" svg:x="4.147cm" svg:y="21.044cm">
            <draw:image xlink:href="Pictures/10000201000001910000007D7B6412F7629674FB.tif" xlink:type="simple" xlink:show="embed" xlink:actuate="onLoad">
              <text:p/>
            </draw:image>
          </draw:frame>
          <draw:frame draw:name="Picture 388" draw:style-name="gr37" draw:text-style-name="P2" draw:layer="layout" svg:width="0.58cm" svg:height="0.186cm" svg:x="4.022cm" svg:y="21.166cm">
            <draw:image xlink:href="Pictures/10000201000000A600000036CB911D707306075E.tif" xlink:type="simple" xlink:show="embed" xlink:actuate="onLoad">
              <text:p/>
            </draw:image>
          </draw:frame>
        </draw:g>
        <draw:custom-shape draw:name="CustomShape 215" draw:style-name="gr32" draw:text-style-name="P2" draw:layer="layout" svg:width="0.53cm" svg:height="0.055cm" svg:x="4.776cm" svg:y="20.98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2" draw:style-name="gr68" draw:text-style-name="P2" draw:layer="layout" svg:width="4.874cm" svg:height="2.857cm" svg:x="2.617cm" svg:y="21.743cm">
          <draw:image xlink:href="Pictures/10000000000008950000047898DA203413E35E0D.jpg" xlink:type="simple" xlink:show="embed" xlink:actuate="onLoad">
            <text:p/>
          </draw:image>
        </draw:frame>
        <draw:frame draw:name="Picture 5" draw:style-name="gr37" draw:text-style-name="P2" draw:layer="layout" svg:width="0.628cm" svg:height="0.562cm" svg:x="6.645cm" svg:y="22.962cm">
          <draw:image xlink:href="Pictures/10000201000001880000015F4233E3FE313AD686.png" xlink:type="simple" xlink:show="embed" xlink:actuate="onLoad">
            <text:p/>
          </draw:image>
        </draw:frame>
        <draw:custom-shape draw:name="CustomShape 216" draw:style-name="gr74" draw:text-style-name="P2" draw:layer="layout" svg:width="0.082cm" svg:height="1.553cm" svg:x="6.958cm" svg:y="21.369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7" draw:style-name="gr75" draw:text-style-name="P4" draw:layer="layout" svg:width="0.906cm" svg:height="0.409cm" svg:x="6.605cm" svg:y="20.804cm">
          <text:p text:style-name="P3"><text:span text:style-name="T1">lim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76" draw:text-style-name="P2" draw:layer="layout" svg:width="0.466cm" svg:height="1.885cm" svg:x="2.073cm" svg:y="14.176cm">
          <text:p/>
          <draw:enhanced-geometry draw:mirror-horizontal="false" draw:mirror-vertical="false" drawooo:sub-view-size="155927 635000" draw:text-areas="0 0 ?f0 ?f1" svg:viewBox="0 0 0 0" draw:type="ooxml-non-primitive" draw:enhanced-path="M 133702 0 C 20990 143404 -3352 167218 352 273051 4056 378884 63852 567912 155927 635000 N">
            <draw:equation draw:name="f0" draw:formula="logwidth"/>
            <draw:equation draw:name="f1" draw:formula="logheight"/>
          </draw:enhanced-geometry>
        </draw:custom-shape>
        <draw:custom-shape draw:name="CustomShape 219" draw:style-name="gr77" draw:text-style-name="P2" draw:layer="layout" svg:width="0.545cm" svg:height="4.465cm" svg:x="2.013cm" svg:y="16.11cm">
          <text:p/>
          <draw:enhanced-geometry draw:mirror-horizontal="false" draw:mirror-vertical="false" drawooo:sub-view-size="118655 720248" draw:text-areas="0 0 ?f0 ?f1" svg:viewBox="0 0 0 0" draw:type="ooxml-non-primitive" draw:enhanced-path="M 98551 0 C 19703 156380 -3035 234845 316 354886 3667 474927 65013 650570 118655 720248 N">
            <draw:equation draw:name="f0" draw:formula="logwidth"/>
            <draw:equation draw:name="f1" draw:formula="logheight"/>
          </draw:enhanced-geometry>
        </draw:custom-shape>
        <draw:custom-shape draw:name="CustomShape 220" draw:style-name="gr78" draw:text-style-name="P2" draw:layer="layout" svg:width="0.547cm" svg:height="4.464cm" svg:x="1.975cm" svg:y="16.864cm">
          <text:p/>
          <draw:enhanced-geometry draw:mirror-horizontal="false" draw:mirror-vertical="false" drawooo:sub-view-size="118655 720248" draw:text-areas="0 0 ?f0 ?f1" svg:viewBox="0 0 0 0" draw:type="ooxml-non-primitive" draw:enhanced-path="M 98551 0 C 19703 156380 -3035 234845 316 354886 3667 474927 65013 650570 118655 720248 N">
            <draw:equation draw:name="f0" draw:formula="logwidth"/>
            <draw:equation draw:name="f1" draw:formula="logheight"/>
          </draw:enhanced-geometry>
        </draw:custom-shape>
        <draw:custom-shape draw:name="CustomShape 221" draw:style-name="gr79" draw:text-style-name="P2" draw:layer="layout" svg:width="0.466cm" svg:height="1.999cm" svg:x="2.034cm" svg:y="14.816cm">
          <text:p/>
          <draw:enhanced-geometry draw:mirror-horizontal="false" draw:mirror-vertical="false" drawooo:sub-view-size="155927 635000" draw:text-areas="0 0 ?f0 ?f1" svg:viewBox="0 0 0 0" draw:type="ooxml-non-primitive" draw:enhanced-path="M 133702 0 C 20990 143404 -3352 167218 352 273051 4056 378884 63852 567912 155927 635000 N">
            <draw:equation draw:name="f0" draw:formula="logwidth"/>
            <draw:equation draw:name="f1" draw:formula="logheight"/>
          </draw:enhanced-geometry>
        </draw:custom-shape>
        <draw:custom-shape draw:name="CustomShape 222" draw:style-name="gr80" draw:text-style-name="P2" draw:layer="layout" svg:width="0.676cm" svg:height="1.546cm" svg:x="2.267cm" svg:y="6.158cm">
          <text:p/>
          <draw:enhanced-geometry draw:mirror-horizontal="false" draw:mirror-vertical="false" drawooo:sub-view-size="225776 753212" draw:text-areas="0 0 ?f0 ?f1" svg:viewBox="0 0 0 0" draw:type="ooxml-non-primitive" draw:enhanced-path="M 204824 0 C 32615 114523 -3249 262553 221 388088 3691 513623 231996 688654 225646 753212 N">
            <draw:equation draw:name="f0" draw:formula="logwidth"/>
            <draw:equation draw:name="f1" draw:formula="logheight"/>
          </draw:enhanced-geometry>
        </draw:custom-shape>
        <draw:custom-shape draw:name="CustomShape 223" draw:style-name="gr81" draw:text-style-name="P2" draw:layer="layout" svg:width="0.806cm" svg:height="2.19cm" svg:x="2.092cm" svg:y="11.888cm">
          <text:p/>
          <draw:enhanced-geometry draw:mirror-horizontal="false" draw:mirror-vertical="false" drawooo:sub-view-size="268873 621405" draw:text-areas="0 0 ?f0 ?f1" svg:viewBox="0 0 0 0" draw:type="ooxml-non-primitive" draw:enhanced-path="M 268873 0 C 102998 66365 21063 155889 2616 259456 -15831 363023 66116 554317 158191 621405 N">
            <draw:equation draw:name="f0" draw:formula="logwidth"/>
            <draw:equation draw:name="f1" draw:formula="logheight"/>
          </draw:enhanced-geometry>
        </draw:custom-shape>
        <draw:custom-shape draw:name="CustomShape 224" draw:style-name="gr82" draw:text-style-name="P4" draw:layer="layout" svg:width="1.274cm" svg:height="0.869cm" svg:x="4.186cm" svg:y="4.532cm">
          <text:p text:style-name="P3"><text:span text:style-name="T2">M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83" draw:text-style-name="P4" draw:layer="layout" svg:width="1.28cm" svg:height="0.818cm" svg:x="4.178cm" svg:y="6.999cm">
          <text:p text:style-name="P3"><text:span text:style-name="T2">M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6" draw:style-name="gr84" draw:text-style-name="P4" draw:layer="layout" svg:width="1.18cm" svg:height="0.819cm" svg:x="4.229cm" svg:y="9.021cm">
          <text:p text:style-name="P3"><text:span text:style-name="T2">R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7" draw:style-name="gr85" draw:text-style-name="P4" draw:layer="layout" svg:width="1.208cm" svg:height="0.82cm" svg:x="6.45cm" svg:y="13.505cm">
          <text:p text:style-name="P3"><text:span text:style-name="T2">S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86" draw:text-style-name="P4" draw:layer="layout" svg:width="1.208cm" svg:height="0.819cm" svg:x="6.45cm" svg:y="15.626cm">
          <text:p text:style-name="P3"><text:span text:style-name="T2">S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9" draw:style-name="gr87" draw:text-style-name="P4" draw:layer="layout" svg:width="1.231cm" svg:height="0.82cm" svg:x="6.441cm" svg:y="20.044cm">
          <text:p text:style-name="P3"><text:span text:style-name="T2">H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6" draw:style-name="gr88" draw:text-style-name="P4" draw:layer="layout" svg:width="1.18cm" svg:height="0.819cm" svg:x="4.229cm" svg:y="9.021cm">
          <text:p text:style-name="P3"><text:span text:style-name="T2">R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6" draw:style-name="gr89" draw:text-style-name="P4" draw:layer="layout" svg:width="1.178cm" svg:height="0.818cm" svg:x="4.28cm" svg:y="10.976cm">
          <text:p text:style-name="P3"><text:span text:style-name="T2">R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7" draw:layer="layout" svg:width="6.622cm" svg:height="2.125cm" svg:x="12.778cm" svg:y="5.415cm">
          <draw:text-box>
            <text:p text:style-name="P6"><text:span text:style-name="T3">[</text:span><text:span text:style-name="T3">C</text:span><text:span text:style-name="T3">P</text:span><text:span text:style-name="T3">S</text:span><text:span text:style-name="T3">L</text:span><text:span text:style-name="T3">a</text:span><text:span text:style-name="T3">b</text:span><text:span text:style-name="T3">M</text:span><text:span text:style-name="T3">T</text:span><text:span text:style-name="T3">M</text:span><text:span text:style-name="T3">M</text:span><text:span text:style-name="T3">F]</text:span></text:p>
          </draw:text-box>
        </draw:frame>
        <draw:frame draw:style-name="gr91" draw:text-style-name="P7" draw:layer="layout" svg:width="5.782cm" svg:height="1.826cm" svg:x="12.58cm" svg:y="7.468cm">
          <draw:text-box>
            <text:p text:style-name="P6"><text:span text:style-name="T3">[</text:span><text:span text:style-name="T3">C</text:span><text:span text:style-name="T3">P</text:span><text:span text:style-name="T3">S</text:span><text:span text:style-name="T3">L</text:span><text:span text:style-name="T3">a</text:span><text:span text:style-name="T3">b</text:span><text:span text:style-name="T3">M</text:span><text:span text:style-name="T3">i</text:span><text:span text:style-name="T3">L</text:span><text:span text:style-name="T3">M</text:span><text:span text:style-name="T3">M</text:span><text:span text:style-name="T3">F</text:span><text:span text:style-name="T3">]</text:span></text:p>
          </draw:text-box>
        </draw:frame>
        <draw:frame draw:style-name="gr91" draw:text-style-name="P7" draw:layer="layout" svg:width="6.177cm" svg:height="1.826cm" svg:x="12.605cm" svg:y="9.802cm">
          <draw:text-box>
            <text:p text:style-name="P6"><text:span text:style-name="T3">[CP</text:span><text:span text:style-name="T3">SLa</text:span><text:span text:style-name="T3">bRP</text:span><text:span text:style-name="T3">aM</text:span><text:span text:style-name="T3">MF]</text:span></text:p>
          </draw:text-box>
        </draw:frame>
        <draw:frame draw:style-name="gr92" draw:text-style-name="P7" draw:layer="layout" svg:width="6.172cm" svg:height="1.153cm" svg:x="12.61cm" svg:y="11.572cm">
          <draw:text-box>
            <text:p text:style-name="P6"><text:span text:style-name="T3">[</text:span><text:span text:style-name="T3">C</text:span><text:span text:style-name="T3">P</text:span><text:span text:style-name="T3">S</text:span><text:span text:style-name="T3">L</text:span><text:span text:style-name="T3">a</text:span><text:span text:style-name="T3">b</text:span><text:span text:style-name="T3">R</text:span><text:span text:style-name="T3">P</text:span><text:span text:style-name="T3">b</text:span><text:span text:style-name="T3">M</text:span><text:span text:style-name="T3">M</text:span><text:span text:style-name="T3">F</text:span><text:span text:style-name="T3">]</text:span></text:p>
          </draw:text-box>
        </draw:frame>
        <draw:custom-shape draw:style-name="gr93" draw:text-style-name="P8" draw:layer="layout" svg:width="4.977cm" svg:height="0.998cm" svg:x="7.488cm" svg:y="5.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8" draw:layer="layout" svg:width="4.976cm" svg:height="1.082cm" svg:x="7.273cm" svg:y="9.74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8" draw:layer="layout" svg:width="4.977cm" svg:height="1.082cm" svg:x="7.273cm" svg:y="9.74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8" draw:layer="layout" svg:width="4.977cm" svg:height="1.083cm" svg:x="7.921cm" svg:y="21.65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8" draw:layer="layout" svg:width="4.977cm" svg:height="1.081cm" svg:x="7.488cm" svg:y="11.47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8" draw:layer="layout" svg:width="4.977cm" svg:height="1.082cm" svg:x="7.488cm" svg:y="7.36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8" draw:layer="layout" svg:width="3.498cm" svg:height="1.081cm" svg:x="9.435cm" svg:y="14.72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8" draw:layer="layout" svg:width="4.977cm" svg:height="1.08cm" svg:x="8.137cm" svg:y="17.53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1" draw:text-style-name="P7" draw:layer="layout" svg:width="6.3cm" svg:height="1.826cm" svg:x="13.2cm" svg:y="17.574cm">
          <draw:text-box>
            <text:p text:style-name="P6"><text:span text:style-name="T3">[CPSLabSiLbMMF]</text:span></text:p>
          </draw:text-box>
        </draw:frame>
        <draw:frame draw:style-name="gr91" draw:text-style-name="P7" draw:layer="layout" svg:width="6.3cm" svg:height="1.826cm" svg:x="12.9cm" svg:y="14.8cm">
          <draw:text-box>
            <text:p text:style-name="P6"><text:span text:style-name="T3">[</text:span><text:span text:style-name="T3">C</text:span><text:span text:style-name="T3">P</text:span><text:span text:style-name="T3">S</text:span><text:span text:style-name="T3">L</text:span><text:span text:style-name="T3">a</text:span><text:span text:style-name="T3">b</text:span><text:span text:style-name="T3">S</text:span><text:span text:style-name="T3">i</text:span><text:span text:style-name="T3">L</text:span><text:span text:style-name="T3">a</text:span><text:span text:style-name="T3">M</text:span><text:span text:style-name="T3">M</text:span><text:span text:style-name="T3">F</text:span><text:span text:style-name="T3">]</text:span></text:p>
          </draw:text-box>
        </draw:frame>
        <draw:frame draw:style-name="gr91" draw:text-style-name="P7" draw:layer="layout" svg:width="6.3cm" svg:height="1.826cm" svg:x="13.1cm" svg:y="21.674cm">
          <draw:text-box>
            <text:p text:style-name="P6"><text:span text:style-name="T3">[CPSLabHiLMMF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21:27:09.638428866</meta:creation-date>
    <dc:date>2019-01-09T00:35:13.900733273</dc:date>
    <meta:editing-duration>PT2H57M33S</meta:editing-duration>
    <meta:editing-cycles>4</meta:editing-cycles>
    <meta:generator>LibreOffice/6.0.7.3$Linux_X86_64 LibreOffice_project/00m0$Build-3</meta:generator>
    <meta:document-statistic meta:object-count="246"/>
  </office:meta>
</office:document-meta>
</file>